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in" fo:margin-right="0in" fo:text-indent="0.2189in" style:auto-text-indent="false" style:page-number="auto"/>
    </style:style>
    <style:style style:name="P2" style:family="paragraph" style:parent-style-name="Standard">
      <style:paragraph-properties fo:margin-left="0in" fo:margin-right="0in" fo:text-indent="0.2189in" style:auto-text-indent="false"/>
    </style:style>
    <style:style style:name="P3" style:family="paragraph" style:parent-style-name="Standard">
      <style:paragraph-properties fo:margin-left="0in" fo:margin-right="0in" fo:text-indent="0.25in" style:auto-text-indent="false"/>
    </style:style>
    <style:style style:name="P4" style:family="paragraph" style:parent-style-name="Standard" style:master-page-name="">
      <style:paragraph-properties fo:margin-left="0in" fo:margin-right="0in" fo:text-indent="0.25in" style:auto-text-indent="false"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cenarios for <text:a xlink:type="simple" xlink:href="http://streamtv.net.ua/base/" text:style-name="Internet_20_link" text:visited-style-name="Visited_20_Internet_20_Link">http://streamtv.net.ua/base/</text:a> </text:p>
      <text:p text:style-name="Standard">API doc: <text:a xlink:type="simple" xlink:href="http://streamtv.net.ua/base/doc/" text:style-name="Internet_20_link" text:visited-style-name="Visited_20_Internet_20_Link">http://streamtv.net.ua/base/doc/</text:a> </text:p>
      <text:p text:style-name="Standard"/>
      <text:p text:style-name="Standard">Login: <text:span text:style-name="T3">auto</text:span> </text:p>
      <text:p text:style-name="Standard">Password: <text:span text:style-name="T3">test</text:span> </text:p>
      <text:p text:style-name="Standard"/>
      <text:p text:style-name="Standard"><text:span text:style-name="T2">Scenarios</text:span>: </text:p>
      <text:p text:style-name="Standard">1. CRUD sportsmen, mandatory fields should be filled and verified </text:p>
      <text:p text:style-name="P1">a. create </text:p>
      <text:p text:style-name="P2">b. find and verify </text:p>
      <text:p text:style-name="P2">c. update </text:p>
      <text:p text:style-name="P2">d. delete </text:p>
      <text:p text:style-name="Standard"/>
      <text:p text:style-name="Standard">2. CRUD sportsmen. We expect: separate API test (s), but in current framework. API can be grabbed by Fiddler, Chrome (Firefox) Developers Tool or any proxy tools. </text:p>
      <text:p text:style-name="P4">a. create </text:p>
      <text:p text:style-name="P3">b. read </text:p>
      <text:p text:style-name="P3">c. update </text:p>
      <text:p text:style-name="P3">d. delet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M17S</meta:editing-duration>
    <meta:editing-cycles>4</meta:editing-cycles>
    <meta:generator>OpenOffice/4.1.1$Win32 OpenOffice.org_project/411m6$Build-9775</meta:generator>
    <dc:date>2015-09-11T13:06:53.38</dc:date>
    <meta:document-statistic meta:table-count="0" meta:image-count="0" meta:object-count="0" meta:page-count="1" meta:paragraph-count="15" meta:word-count="67" meta:character-count="442"/>
    <meta:user-defined meta:name="Info 1"/>
    <meta:user-defined meta:name="Info 2"/>
    <meta:user-defined meta:name="Info 3"/>
    <meta:user-defined meta:name="Info 4"/>
  </office:meta>
</office:document-meta>
</file>